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50%" style:page-number="auto" fo:background-color="transparent">
        <style:background-image/>
      </style:paragraph-properties>
      <style:text-properties style:font-name="Arial" fo:font-size="11pt"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1pt" style:font-size-asian="11pt" style:font-size-complex="11pt"/>
    </style:style>
    <style:style style:name="P3" style:family="paragraph" style:parent-style-name="Standard">
      <style:paragraph-properties fo:line-height="150%" fo:background-color="transparent">
        <style:background-image/>
      </style:paragraph-properties>
      <style:text-properties style:font-name="Arial"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von Frank Daniel</text:p>
      <text:p text:style-name="P3">Continuous Delivery: Konigurationsmanagement in der Softwareentwicklung</text:p>
      <text:p text:style-name="P2"/>
      <text:p text:style-name="P2">Continuous Delivery (CD) steht für das stetige Ausliefern von Änderungen an den Kunden in der Softwareentwicklung.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Stage, Manual Test Stage, Performance Stage, Release Stage. In der Commit Stage <text:s/>werden die Sourcen kompiliert und gepackt und an den fertigen Artefakten werden Unit-Tests durchgeführt. Treten keine Fehler auf, dann werden die Artfakte für alle folgenden Teststufen in einem Artefact-Repository veröffentlicht. Wird auch in den folgenden Stages kein Fehler mehr gefunden, dann kann die Software mit dem Release Stage auf dem Produktivsystem installiert werden. Alle diese Vorgänge sind hochautomatisiert. Im günstigsten Fall genügt ein Knopfdruck, um ein neues Release herauszubringen. Für zusätzlichen Praxisbezug sorgt eine beispielhafte Toolkette mit folgenden Kernfunktionalitäten: Git als Versionsverwaltung, Gradle als Build-Tool, Jenkins als CI-Server und JUnit als Testframework. Da <text:s/>die Softwareentwicklung oft auch an menschlichen Problemen scheitert, wird immer wieder auch der Mensch und sein Verhalten im Problemlösungspozess betrach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4M35S</meta:editing-duration>
    <meta:editing-cycles>16</meta:editing-cycles>
    <meta:generator>OpenOffice.org/3.4.1$Win32 OpenOffice.org_project/341m1$Build-9593</meta:generator>
    <dc:date>2013-12-30T21:35:22.38</dc:date>
    <meta:document-statistic meta:table-count="0" meta:image-count="0" meta:object-count="0" meta:page-count="1" meta:paragraph-count="3" meta:word-count="206" meta:character-count="1613"/>
    <meta:user-defined meta:name="Info 1"/>
    <meta:user-defined meta:name="Info 2"/>
    <meta:user-defined meta:name="Info 3"/>
    <meta:user-defined meta:name="Info 4"/>
  </office:meta>
</office:document-meta>
</file>